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fo:min-height="0.898cm" fo:min-width="0.162cm" draw:shadow-opacity="100%"/>
    </style:style>
    <style:style style:name="gr4" style:family="graphic" style:parent-style-name="standard">
      <style:graphic-properties draw:fill-color="#99ff66" draw:opacity="50%" draw:textarea-horizontal-align="justify" draw:textarea-vertical-align="middle" draw:auto-grow-height="false" fo:min-height="0.898cm" fo:min-width="0.162cm" draw:shadow-opacity="100%"/>
    </style:style>
    <style:style style:name="gr5" style:family="graphic" style:parent-style-name="standard">
      <style:graphic-properties draw:fill-color="#ffff99" draw:opacity="50%" draw:textarea-horizontal-align="justify" draw:textarea-vertical-align="middle" draw:auto-grow-height="false" fo:min-height="0.393cm" fo:min-width="0.656cm" draw:shadow-opacity="100%"/>
    </style:style>
    <style:style style:name="gr6" style:family="graphic" style:parent-style-name="standard">
      <style:graphic-properties draw:fill-color="#99ff66" draw:opacity="50%" draw:textarea-horizontal-align="justify" draw:textarea-vertical-align="middle" draw:auto-grow-height="false" fo:min-height="0.393cm" fo:min-width="0.656cm" draw:shadow-opacity="100%"/>
    </style:style>
    <style:style style:name="gr7" style:family="graphic" style:parent-style-name="standard">
      <style:graphic-properties draw:fill-color="#99ff66" draw:opacity="50%" draw:textarea-horizontal-align="justify" draw:textarea-vertical-align="middle" draw:auto-grow-height="false" fo:min-height="0.331cm" fo:min-width="1.219cm" draw:shadow-opacity="100%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0.331cm" fo:min-width="2.112cm" draw:shadow-opacity="10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823cm" draw:shadow-opacity="10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1.716cm" draw:shadow-opacity="100%"/>
    </style:style>
    <style:style style:name="gr11" style:family="graphic" style:parent-style-name="standard">
      <style:graphic-properties draw:fill-color="#0066cc" draw:opacity="50%" draw:textarea-horizontal-align="justify" draw:textarea-vertical-align="middle" draw:auto-grow-height="false" fo:min-height="0.95cm" fo:min-width="5.222cm" draw:shadow-opacity="100%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962cm" draw:shadow-opacity="10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0.591cm" draw:shadow-opacity="10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298cm" fo:min-width="2.086cm" draw:shadow-opacity="10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2.212cm" fo:min-width="8.139cm" draw:shadow-opacity="100%"/>
    </style:style>
    <style:style style:name="gr17" style:family="graphic" style:parent-style-name="standard">
      <style:graphic-properties draw:fill="none" draw:fill-color="#ffffff" draw:opacity="50%" draw:textarea-horizontal-align="justify" draw:textarea-vertical-align="middle" draw:auto-grow-height="false" fo:min-height="11.901cm" fo:min-width="13.853cm" draw:shadow-opacity="10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10.039cm" fo:min-width="6.26cm" draw:shadow-opacity="10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1.635cm" fo:min-width="2.012cm" draw:shadow-opacity="10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1.635cm" fo:min-width="6.667cm" draw:shadow-opacity="10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1.449cm" fo:min-width="5.763cm" draw:shadow-opacity="100%"/>
    </style:style>
    <style:style style:name="gr22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1.269cm" draw:shadow-opacity="100%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1.141cm" draw:shadow-opacity="10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396cm" fo:min-width="2.88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20.421cm"/>
    </style:style>
    <style:style style:name="pr5" style:family="presentation" style:parent-style-name="oranssi-subtitle">
      <style:graphic-properties draw:fill="solid" draw:fill-color="#ffffff" draw:auto-grow-height="true" fo:min-height="19.585cm"/>
    </style:style>
    <style:style style:name="pr6" style:family="presentation" style:parent-style-name="oranssi-subtitle">
      <style:graphic-properties draw:fill="solid" draw:fill-color="#ffffff" draw:auto-grow-height="true" fo:min-height="20.688cm"/>
    </style:style>
    <style:style style:name="pr7" style:family="presentation" style:parent-style-name="oranssi-subtitle">
      <style:graphic-properties draw:fill="solid" draw:fill-color="#ffffff" draw:auto-grow-height="true" fo:min-height="20.737cm"/>
    </style:style>
    <style:style style:name="pr8" style:family="presentation" style:parent-style-name="oranssi-subtitle">
      <style:graphic-properties draw:fill="solid" draw:fill-color="#ffffff" draw:auto-grow-height="true" fo:min-height="14.165cm"/>
    </style:style>
    <style:style style:name="pr9" style:family="presentation" style:parent-style-name="oranssi-title">
      <style:graphic-properties draw:auto-grow-height="true" fo:min-height="3.506cm"/>
    </style:style>
    <style:style style:name="pr10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cm" svg:y="4.804cm" presentation:class="subtitle" presentation:user-transformed="true">
          <draw:text-box>
            <text:p text:style-name="P1"><text:span text:style-name="T1">Programação Reativa</text:span></text:p>
            <text:p text:style-name="P1"><text:span text:style-name="T1">para Educação</text:span></text:p>
          </draw:text-box>
        </draw:frame>
        <draw:frame draw:style-name="gr1" draw:text-style-name="P4" draw:layer="layout" svg:width="14.472cm" svg:height="3.744cm" svg:x="10.948cm" svg:y="13.571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no/10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gramação Estruturada</text:p>
          </draw:text-box>
        </draw:frame>
        <draw:frame presentation:style-name="pr4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<text:span text:style-name="T6">Entrada e Saída</text:span></text:p>
              </text:list-item>
              <text:list-item>
                <text:p><text:span text:style-name="T6">Atribuição</text:span></text:p>
              </text:list-item>
              <text:list-item>
                <text:p><text:span text:style-name="T6">Estruturas de Controle</text:span></text:p>
                <text:list>
                  <text:list-item>
                    <text:p><text:span text:style-name="T7">Sequência</text:span></text:p>
                  </text:list-item>
                  <text:list-item>
                    <text:p><text:span text:style-name="T7">Condicional</text:span></text:p>
                  </text:list-item>
                  <text:list-item>
                    <text:p><text:span text:style-name="T7">Repetição</text:span></text:p>
                  </text:list-item>
                  <text:list-item>
                    <text:p><text:span text:style-name="T8">Paralelismo (lógico)</text:span></text:p>
                  </text:list-item>
                </text:list>
              </text:list-item>
              <text:list-item>
                <text:p xml:id="id1" text:id="id1"><text:span text:style-name="T6">Abstrações</text:span></text:p>
                <text:list>
                  <text:list-item>
                    <text:p xml:id="id2" text:id="id2"><text:span text:style-name="T7">Código</text:span></text:p>
                  </text:list-item>
                  <text:list-item>
                    <text:p xml:id="id3" text:id="id3"><text:span text:style-name="T7">Dad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12" draw:id="id12" draw:layer="layout" svg:width="14.752cm" svg:height="19.585cm" svg:x="13.148cm" svg:y="0.649cm">
          <draw:text-box>
            <text:p text:style-name="P7"><text:span text:style-name="T9">code</text:span><text:span text:style-name="T10"> Pix (</text:span><text:span text:style-name="T9">var</text:span><text:span text:style-name="T10"> </text:span><text:span text:style-name="T9">integer</text:span><text:span text:style-name="T10"> x, y,</text:span></text:p>
            <text:p text:style-name="P7"><text:span text:style-name="T10"><text:s text:c="10"/></text:span><text:span text:style-name="T9">var</text:span><text:span text:style-name="T10"> </text:span><text:span text:style-name="T9">integer</text:span><text:span text:style-name="T10"> r, g, b,</text:span></text:p>
            <text:p text:style-name="P7"><text:span text:style-name="T10"><text:s text:c="10"/></text:span><text:span text:style-name="T9">var</text:span><text:span text:style-name="T10"> </text:span><text:span text:style-name="T9">integer</text:span><text:span text:style-name="T10"> key_left, key_right,</text:span></text:p>
            <text:p text:style-name="P7"><text:span text:style-name="T10"><text:s text:c="22"/></text:span><text:span text:style-name="T10">key_up, key_down)</text:span></text:p>
            <text:p text:style-name="P7"><text:span text:style-name="T10"><text:s text:c="13"/></text:span><text:span text:style-name="T10">-&gt; </text:span><text:span text:style-name="T9">FOREVER</text:span></text:p>
            <text:p text:style-name="P7"><text:span text:style-name="T9">do</text:span></text:p>
            <text:p text:style-name="P7"><text:span text:style-name="T10"><text:s text:c="3"/></text:span><text:span text:style-name="T9">emit</text:span><text:span text:style-name="T10"> GRAPHICS_SET_RGB(r,g,b);</text:span></text:p>
            <text:p text:style-name="P7"><text:span text:style-name="T10"><text:s text:c="3"/></text:span><text:span text:style-name="T9">emit</text:span><text:span text:style-name="T10"> GRAPHICS_DRAW_PIXEL(x,y);</text:span></text:p>
            <text:p text:style-name="P7"><text:span text:style-name="T10"><text:s text:c="3"/></text:span><text:span text:style-name="T9">loop</text:span><text:span text:style-name="T10"> </text:span><text:span text:style-name="T9">do</text:span></text:p>
            <text:p text:style-name="P7"><text:span text:style-name="T10"><text:s text:c="7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7"><text:span text:style-name="T10"><text:s text:c="7"/></text:span><text:span text:style-name="T9">emit</text:span><text:span text:style-name="T10"> GRAPHICS_SET_RGB(0x00,0x00,0x00);</text:span></text:p>
            <text:p text:style-name="P7"><text:span text:style-name="T10"><text:s text:c="7"/></text:span><text:span text:style-name="T9">emit</text:span><text:span text:style-name="T10"> GRAPHICS_DRAW_PIXEL(x,y);</text:span></text:p>
            <text:p text:style-name="P7"><text:span text:style-name="T10"><text:s text:c="7"/></text:span><text:span text:style-name="T9">if</text:span><text:span text:style-name="T10"> key == key_left </text:span><text:span text:style-name="T9">then</text:span></text:p>
            <text:p text:style-name="P7"><text:span text:style-name="T10"><text:s text:c="10"/></text:span><text:span text:style-name="T10">x = x - 1;</text:span></text:p>
            <text:p text:style-name="P7"><text:span text:style-name="T10"><text:s text:c="7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7"><text:span text:style-name="T10"><text:s text:c="7"/></text:span><text:span text:style-name="T9">end</text:span></text:p>
            <text:p text:style-name="P7"><text:span text:style-name="T10"><text:s text:c="7"/></text:span><text:span text:style-name="T9">emit</text:span><text:span text:style-name="T10"> GRAPHICS_SET_RGB(r,g,b);</text:span></text:p>
            <text:p text:style-name="P7"><text:span text:style-name="T10"><text:s text:c="7"/></text:span><text:span text:style-name="T9">emit</text:span><text:span text:style-name="T10"> GRAPHICS_DRAW_PIXEL(x,y);</text:span></text:p>
            <text:p text:style-name="P7"><text:span text:style-name="T10"><text:s text:c="3"/></text:span><text:span text:style-name="T9">end</text:span></text:p>
            <text:p text:style-name="P7"><text:span text:style-name="T9">end</text:span></text:p>
            <text:p text:style-name="P7"><text:span text:style-name="T9"/></text:p>
            <text:p text:style-name="P7"><text:span text:style-name="T9">par</text:span><text:span text:style-name="T10"> </text:span><text:span text:style-name="T9">do</text:span></text:p>
            <text:p text:style-name="P7"><text:span text:style-name="T10"><text:s text:c="3"/></text:span><text:span text:style-name="T9">await</text:span><text:span text:style-name="T10"> Pix(25,25,</text:span></text:p>
            <text:p text:style-name="P7"><text:span text:style-name="T10"><text:s text:c="13"/></text:span><text:span text:style-name="T10">0xFF,0x00,0x00,</text:span></text:p>
            <text:p text:style-name="P7"><text:span text:style-name="T10"><text:s text:c="13"/></text:span><text:span text:style-name="T10">KEY_LEFT,KEY_RIGHT,</text:span></text:p>
            <text:p text:style-name="P7"><text:span text:style-name="T10"><text:s text:c="13"/></text:span><text:span text:style-name="T10">KEY_UP,KEY_DOWN);</text:span></text:p>
            <text:p text:style-name="P7"><text:span text:style-name="T9">with</text:span></text:p>
            <text:p text:style-name="P7"><text:span text:style-name="T10"><text:s text:c="3"/></text:span><text:span text:style-name="T9">await</text:span><text:span text:style-name="T10"> Pix(24,24,</text:span></text:p>
            <text:p text:style-name="P7"><text:span text:style-name="T10"><text:s text:c="13"/></text:span><text:span text:style-name="T10">0x00,0xFF,0x00,</text:span></text:p>
            <text:p text:style-name="P7"><text:span text:style-name="T10"><text:s text:c="13"/></text:span><text:span text:style-name="T10">KEY_a,KEY_d,</text:span></text:p>
            <text:p text:style-name="P7"><text:span text:style-name="T10"><text:s text:c="13"/></text:span><text:span text:style-name="T10">KEY_w,KEY_s);</text:span></text:p>
            <text:p text:style-name="P7"><text:span text:style-name="T9">end</text:span></text:p>
          </draw:text-box>
        </draw:frame>
        <draw:frame presentation:style-name="pr6" draw:text-style-name="P8" draw:layer="layout" svg:width="12.976cm" svg:height="20.688cm" svg:x="0.022cm" svg:y="0.236cm">
          <draw:text-box>
            <text:p text:style-name="P7"><text:span text:style-name="T9">par</text:span><text:span text:style-name="T10"> </text:span><text:span text:style-name="T9">do</text:span></text:p>
            <text:p text:style-name="P7"><text:span text:style-name="T10"><text:s text:c="2"/></text:span><text:span text:style-name="T9">var</text:span><text:span text:style-name="T10"> </text:span><text:span text:style-name="T9">integer</text:span><text:span text:style-name="T10"> x1 = 25;</text:span></text:p>
            <text:p text:style-name="P7"><text:span text:style-name="T10"><text:s text:c="2"/></text:span><text:span text:style-name="T9">var</text:span><text:span text:style-name="T10"> </text:span><text:span text:style-name="T9">integer</text:span><text:span text:style-name="T10"> y1 = 25;</text:span></text:p>
            <text:p text:style-name="P7"><text:span text:style-name="T10"><text:s text:c="2"/></text:span><text:span text:style-name="T9">emit</text:span><text:span text:style-name="T10"> GRAPHICS_SET_RGB(0xFF,0x00,0x00);</text:span></text:p>
            <text:p text:style-name="P7"><text:span text:style-name="T10"><text:s text:c="2"/></text:span><text:span text:style-name="T9">emit</text:span><text:span text:style-name="T10"> GRAPHICS_DRAW_PIXEL(x1,y1);</text:span></text:p>
            <text:p text:style-name="P7"><text:span text:style-name="T10"><text:s text:c="2"/></text:span><text:span text:style-name="T9">loop</text:span><text:span text:style-name="T10"> </text:span><text:span text:style-name="T9">do</text:span></text:p>
            <text:p text:style-name="P7"><text:span text:style-name="T10"><text:s text:c="4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7"><text:span text:style-name="T10"><text:s text:c="4"/></text:span><text:span text:style-name="T9">emit</text:span><text:span text:style-name="T10"> GRAPHICS_SET_RGB(0x00,0x00,0x00);</text:span></text:p>
            <text:p text:style-name="P7"><text:span text:style-name="T10"><text:s text:c="4"/></text:span><text:span text:style-name="T9">emit</text:span><text:span text:style-name="T10"> GRAPHICS_DRAW_PIXEL(x1,y1);</text:span></text:p>
            <text:p text:style-name="P7"><text:span text:style-name="T10"><text:s text:c="4"/></text:span><text:span text:style-name="T9">if</text:span><text:span text:style-name="T10"> key == KEY_LEFT </text:span><text:span text:style-name="T9">then</text:span></text:p>
            <text:p text:style-name="P7"><text:span text:style-name="T10"><text:s text:c="6"/></text:span><text:span text:style-name="T10">x1 = x1 - 1;</text:span></text:p>
            <text:p text:style-name="P7"><text:span text:style-name="T10"><text:s text:c="4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7"><text:span text:style-name="T10"><text:s text:c="6"/></text:span><text:span text:style-name="T10">&lt;...&gt;</text:span></text:p>
            <text:p text:style-name="P7"><text:span text:style-name="T10"><text:s text:c="4"/></text:span><text:span text:style-name="T9">end</text:span></text:p>
            <text:p text:style-name="P7"><text:span text:style-name="T10"><text:s text:c="4"/></text:span><text:span text:style-name="T9">emit</text:span><text:span text:style-name="T10"> GRAPHICS_SET_RGB(0xFF,0x00,0x00);</text:span></text:p>
            <text:p text:style-name="P7"><text:span text:style-name="T10"><text:s text:c="4"/></text:span><text:span text:style-name="T9">emit</text:span><text:span text:style-name="T10"> GRAPHICS_DRAW_PIXEL(x1,y1);</text:span></text:p>
            <text:p text:style-name="P7"><text:span text:style-name="T10"><text:s text:c="2"/></text:span><text:span text:style-name="T9">end</text:span></text:p>
            <text:p text:style-name="P7"><text:span text:style-name="T9">with</text:span></text:p>
            <text:p text:style-name="P7"><text:span text:style-name="T10"><text:s text:c="2"/></text:span><text:span text:style-name="T9">var</text:span><text:span text:style-name="T10"> </text:span><text:span text:style-name="T9">integer</text:span><text:span text:style-name="T10"> x2 = 24;</text:span></text:p>
            <text:p text:style-name="P7"><text:span text:style-name="T10"><text:s text:c="2"/></text:span><text:span text:style-name="T9">var</text:span><text:span text:style-name="T10"> </text:span><text:span text:style-name="T9">integer</text:span><text:span text:style-name="T10"> y2 = 24;</text:span></text:p>
            <text:p text:style-name="P7"><text:span text:style-name="T10"><text:s text:c="2"/></text:span><text:span text:style-name="T9">emit</text:span><text:span text:style-name="T10"> GRAPHICS_SET_RGB(0x00,0xFF,0x00);</text:span></text:p>
            <text:p text:style-name="P7"><text:span text:style-name="T10"><text:s text:c="2"/></text:span><text:span text:style-name="T9">emit</text:span><text:span text:style-name="T10"> GRAPHICS_DRAW_PIXEL(x2,y2);</text:span></text:p>
            <text:p text:style-name="P7"><text:span text:style-name="T10"><text:s text:c="2"/></text:span><text:span text:style-name="T9">loop</text:span><text:span text:style-name="T10"> </text:span><text:span text:style-name="T9">do</text:span></text:p>
            <text:p text:style-name="P7"><text:span text:style-name="T10"><text:s text:c="4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7"><text:span text:style-name="T10"><text:s text:c="4"/></text:span><text:span text:style-name="T9">emit</text:span><text:span text:style-name="T10"> GRAPHICS_SET_RGB(0x00,0x00,0x00);</text:span></text:p>
            <text:p text:style-name="P7"><text:span text:style-name="T10"><text:s text:c="4"/></text:span><text:span text:style-name="T9">emit</text:span><text:span text:style-name="T10"> GRAPHICS_DRAW_PIXEL(x2,y2);</text:span></text:p>
            <text:p text:style-name="P7"><text:span text:style-name="T10"><text:s text:c="4"/></text:span><text:span text:style-name="T9">if</text:span><text:span text:style-name="T10"> key == KEY_a </text:span><text:span text:style-name="T9">then</text:span></text:p>
            <text:p text:style-name="P7"><text:span text:style-name="T10"><text:s text:c="6"/></text:span><text:span text:style-name="T10">x2 = x2 - 1;</text:span></text:p>
            <text:p text:style-name="P7"><text:span text:style-name="T10"><text:s text:c="4"/></text:span><text:span text:style-name="T9">else</text:span><text:span text:style-name="T10">/</text:span><text:span text:style-name="T9">if</text:span><text:span text:style-name="T10"> &lt;...&gt; </text:span><text:span text:style-name="T9">then</text:span></text:p>
            <text:p text:style-name="P7"><text:span text:style-name="T10"><text:s text:c="6"/></text:span><text:span text:style-name="T10">&lt;...&gt;</text:span></text:p>
            <text:p text:style-name="P7"><text:span text:style-name="T10"><text:s text:c="4"/></text:span><text:span text:style-name="T9">end</text:span></text:p>
            <text:p text:style-name="P7"><text:span text:style-name="T10"><text:s text:c="4"/></text:span><text:span text:style-name="T9">emit</text:span><text:span text:style-name="T10"> GRAPHICS_SET_RGB(0x00,0xFF,0x00);</text:span></text:p>
            <text:p text:style-name="P7"><text:span text:style-name="T10"><text:s text:c="4"/></text:span><text:span text:style-name="T9">emit</text:span><text:span text:style-name="T10"> GRAPHICS_DRAW_PIXEL(x2,y2);</text:span></text:p>
            <text:p text:style-name="P7"><text:span text:style-name="T10"><text:s text:c="2"/></text:span><text:span text:style-name="T9">end</text:span></text:p>
            <text:p text:style-name="P7"><text:span text:style-name="T9">end</text:span></text:p>
          </draw:text-box>
        </draw:frame>
        <draw:custom-shape draw:style-name="gr3" draw:text-style-name="P9" xml:id="id4" draw:id="id4" draw:layer="layout" svg:width="0.662cm" svg:height="1.148cm" svg:x="5.881cm" svg:y="0.8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0" xml:id="id5" draw:id="id5" draw:layer="layout" svg:width="0.662cm" svg:height="1.148cm" svg:x="5.848cm" svg:y="10.8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1.156cm" svg:height="0.643cm" svg:x="7.437cm" svg:y="1.9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8" draw:id="id8" draw:layer="layout" svg:width="1.156cm" svg:height="0.643cm" svg:x="8.859cm" svg:y="11.9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11" draw:id="id11" draw:layer="layout" svg:width="1.719cm" svg:height="0.581cm" svg:x="4.29cm" svg:y="15.6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0" draw:id="id10" draw:layer="layout" svg:width="2.612cm" svg:height="0.581cm" svg:x="4.29cm" svg:y="5.55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1.156cm" svg:height="0.643cm" svg:x="7.994cm" svg:y="8.4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9" draw:id="id9" draw:layer="layout" svg:width="1.156cm" svg:height="0.643cm" svg:x="9.483cm" svg:y="18.4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14" draw:id="id14" draw:layer="layout" svg:width="1.323cm" svg:height="0.548cm" svg:x="19.797cm" svg:y="1.0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15" draw:id="id15" draw:layer="layout" svg:width="2.216cm" svg:height="0.548cm" svg:x="19.797cm" svg:y="1.6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16" draw:id="id16" draw:layer="layout" svg:width="5.722cm" svg:height="1.2cm" svg:x="19.797cm" svg:y="2.239cm">
          <text:p/>
          <draw:enhanced-geometry svg:viewBox="0 0 21600 21600" draw:type="rectangle" draw:enhanced-path="M 0 0 L 21600 0 21600 21600 0 21600 0 0 Z N"/>
        </draw:custom-shape>
        <draw:polyline draw:style-name="gr12" draw:text-style-name="P12" xml:id="id23" draw:id="id23" draw:layer="layout" svg:width="13.253cm" svg:height="0.119cm" svg:x="6.543cm" svg:y="1.257cm" svg:viewBox="0 0 13254 120" draw:points="0,120 13254,0">
          <text:p/>
        </draw:polyline>
        <draw:polyline draw:style-name="gr12" draw:text-style-name="P12" xml:id="id24" draw:id="id24" draw:layer="layout" svg:width="13.286cm" svg:height="10.031cm" svg:x="6.51cm" svg:y="1.377cm" svg:viewBox="0 0 13287 10032" draw:points="0,10032 13287,0">
          <text:p/>
        </draw:polyline>
        <draw:polyline draw:style-name="gr12" draw:text-style-name="P12" xml:id="id25" draw:id="id25" draw:layer="layout" svg:width="11.203cm" svg:height="0.353cm" svg:x="8.593cm" svg:y="1.885cm" svg:viewBox="0 0 11204 354" draw:points="0,354 11204,0">
          <text:p/>
        </draw:polyline>
        <draw:polyline draw:style-name="gr12" draw:text-style-name="P12" xml:id="id27" draw:id="id27" draw:layer="layout" svg:width="9.781cm" svg:height="10.274cm" svg:x="10.015cm" svg:y="1.885cm" svg:viewBox="0 0 9782 10275" draw:points="0,10275 9782,0">
          <text:p/>
        </draw:polyline>
        <draw:polyline draw:style-name="gr12" draw:text-style-name="P12" xml:id="id29" draw:id="id29" draw:layer="layout" svg:width="12.894cm" svg:height="2.821cm" svg:x="6.902cm" svg:y="2.91cm" svg:viewBox="0 0 12895 2822" draw:points="0,2822 12895,0">
          <text:p/>
        </draw:polyline>
        <draw:polyline draw:style-name="gr12" draw:text-style-name="P12" xml:id="id30" draw:id="id30" draw:layer="layout" svg:width="13.787cm" svg:height="12.985cm" svg:x="6.009cm" svg:y="2.91cm" svg:viewBox="0 0 13788 12986" draw:points="0,12986 13788,0">
          <text:p/>
        </draw:polyline>
        <draw:polyline draw:style-name="gr12" draw:text-style-name="P12" xml:id="id28" draw:id="id28" draw:layer="layout" svg:width="9.157cm" svg:height="16.817cm" svg:x="10.639cm" svg:y="1.885cm" svg:viewBox="0 0 9158 16818" draw:points="0,16818 9158,0">
          <text:p/>
        </draw:polyline>
        <draw:polyline draw:style-name="gr12" draw:text-style-name="P12" xml:id="id26" draw:id="id26" draw:layer="layout" svg:width="10.646cm" svg:height="6.887cm" svg:x="9.15cm" svg:y="1.885cm" svg:viewBox="0 0 10647 6888" draw:points="0,6888 10647,0">
          <text:p/>
        </draw:polyline>
        <draw:custom-shape draw:style-name="gr13" draw:text-style-name="P11" xml:id="id20" draw:id="id20" draw:layer="layout" svg:width="1.462cm" svg:height="0.548cm" svg:x="20.797cm" svg:y="4.5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17" draw:id="id17" draw:layer="layout" svg:width="1.091cm" svg:height="0.548cm" svg:x="21.597cm" svg:y="5.1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21" draw:id="id21" draw:layer="layout" svg:width="1.462cm" svg:height="0.548cm" svg:x="21.987cm" svg:y="10.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19" draw:id="id19" draw:layer="layout" svg:width="1.091cm" svg:height="0.548cm" svg:x="22.754cm" svg:y="11.1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18" draw:id="id18" draw:layer="layout" svg:width="1.091cm" svg:height="0.548cm" svg:x="22.754cm" svg:y="7.5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xml:id="id22" draw:id="id22" draw:layer="layout" svg:width="2.586cm" svg:height="0.548cm" svg:x="18.283cm" svg:y="8.1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31" draw:id="id31" draw:layer="layout" svg:width="8.639cm" svg:height="2.462cm" svg:x="14.248cm" svg:y="13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32" draw:id="id32" draw:layer="layout" svg:width="8.639cm" svg:height="2.462cm" svg:x="14.248cm" svg:y="16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xml:id="id13" draw:id="id13" draw:layer="layout" svg:width="14.353cm" svg:height="12.151cm" svg:x="13.311cm" svg:y="0.8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8" draw:layer="layout" svg:width="12.077cm" svg:height="20.737cm" svg:x="0.24cm" svg:y="0.228cm">
          <draw:text-box>
            <text:p text:style-name="P7"><text:span text:style-name="T9">data</text:span><text:span text:style-name="T10"> Posicao </text:span><text:span text:style-name="T9">with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x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y;</text:span></text:p>
            <text:p text:style-name="P7"><text:span text:style-name="T9">end</text:span></text:p>
            <text:p text:style-name="P7"><text:span text:style-name="T10"/></text:p>
            <text:p text:style-name="P7"><text:span text:style-name="T9">data</text:span><text:span text:style-name="T10"> Cor </text:span><text:span text:style-name="T9">with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r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g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b;</text:span></text:p>
            <text:p text:style-name="P7"><text:span text:style-name="T9">end</text:span></text:p>
            <text:p text:style-name="P7"><text:span text:style-name="T10"/></text:p>
            <text:p text:style-name="P7"><text:span text:style-name="T9">data</text:span><text:span text:style-name="T10"> Controle </text:span><text:span text:style-name="T9">with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left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right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up;</text:span></text:p>
            <text:p text:style-name="P7"><text:span text:style-name="T10"><text:s text:c="3"/></text:span><text:span text:style-name="T9">var</text:span><text:span text:style-name="T10"> </text:span><text:span text:style-name="T9">integer</text:span><text:span text:style-name="T10"> down;</text:span></text:p>
            <text:p text:style-name="P7"><text:span text:style-name="T9">end</text:span></text:p>
            <text:p text:style-name="P7"><text:span text:style-name="T10"/></text:p>
            <text:p text:style-name="P7"><text:span text:style-name="T9">code</text:span><text:span text:style-name="T10">/</text:span><text:span text:style-name="T9">await</text:span><text:span text:style-name="T10"> Pix (</text:span><text:span text:style-name="T9">var</text:span><text:span text:style-name="T10"> Posicao <text:s/>posicao,</text:span></text:p>
            <text:p text:style-name="P7"><text:span text:style-name="T10"><text:s text:c="16"/></text:span><text:span text:style-name="T9">var</text:span><text:span text:style-name="T10"> Cor <text:s text:c="5"/>cor,</text:span></text:p>
            <text:p text:style-name="P7"><text:span text:style-name="T10"><text:s text:c="16"/></text:span><text:span text:style-name="T9">var</text:span><text:span text:style-name="T10"> Controle controle)</text:span></text:p>
            <text:p text:style-name="P7"><text:span text:style-name="T10"><text:s text:c="20"/></text:span><text:span text:style-name="T10">-&gt; </text:span><text:span text:style-name="T9">FOREVER</text:span></text:p>
            <text:p text:style-name="P7"><text:span text:style-name="T9">do</text:span></text:p>
            <text:p text:style-name="P7"><text:span text:style-name="T10"><text:s text:c="3"/></text:span><text:span text:style-name="T10">&lt;...&gt;</text:span></text:p>
            <text:p text:style-name="P7"><text:span text:style-name="T9">end</text:span></text:p>
            <text:p text:style-name="P7"><text:span text:style-name="T10"/></text:p>
            <text:p text:style-name="P7"><text:span text:style-name="T9">par</text:span><text:span text:style-name="T10"> </text:span><text:span text:style-name="T9">do</text:span></text:p>
            <text:p text:style-name="P7"><text:span text:style-name="T10"><text:s text:c="3"/></text:span><text:span text:style-name="T9">await</text:span><text:span text:style-name="T10"> Pix(Posicao(25,25),</text:span></text:p>
            <text:p text:style-name="P7"><text:span text:style-name="T10"><text:s text:c="13"/></text:span><text:span text:style-name="T10">Cor(0xFF,0x00,0x00),</text:span></text:p>
            <text:p text:style-name="P7"><text:span text:style-name="T10"><text:s text:c="13"/></text:span><text:span text:style-name="T10">Controle(KEY_LEFT,&lt;...&gt;));</text:span></text:p>
            <text:p text:style-name="P7"><text:span text:style-name="T9">with</text:span></text:p>
            <text:p text:style-name="P7"><text:span text:style-name="T10"><text:s text:c="3"/></text:span><text:span text:style-name="T9">await</text:span><text:span text:style-name="T10"> Pix(Posicao(24,24),</text:span></text:p>
            <text:p text:style-name="P7"><text:span text:style-name="T10"><text:s text:c="13"/></text:span><text:span text:style-name="T10">Cor(0x00,0xFF,0x00),</text:span></text:p>
            <text:p text:style-name="P7"><text:span text:style-name="T10"><text:s text:c="13"/></text:span><text:span text:style-name="T10">Controle(KEY_a,&lt;...&gt;));</text:span></text:p>
            <text:p text:style-name="P7"><text:span text:style-name="T9">end</text:span></text:p>
          </draw:text-box>
        </draw:frame>
        <draw:frame presentation:style-name="pr8" draw:text-style-name="P8" xml:id="id37" draw:id="id37" draw:layer="layout" svg:width="15.207cm" svg:height="14.165cm" svg:x="12.585cm" svg:y="5.837cm">
          <draw:text-box>
            <text:p text:style-name="P7"><text:span text:style-name="T9">code</text:span><text:span text:style-name="T10">/</text:span><text:span text:style-name="T9">await</text:span><text:span text:style-name="T10"> Pix (</text:span><text:span text:style-name="T9">var</text:span><text:span text:style-name="T10"> Posicao <text:s/>pos,</text:span></text:p>
            <text:p text:style-name="P7"><text:span text:style-name="T10"><text:s text:c="16"/></text:span><text:span text:style-name="T9">var</text:span><text:span text:style-name="T10"> Cor <text:s text:c="5"/>cor,</text:span></text:p>
            <text:p text:style-name="P7"><text:span text:style-name="T10"><text:s text:c="16"/></text:span><text:span text:style-name="T9">var</text:span><text:span text:style-name="T10"> Controle controle)</text:span></text:p>
            <text:p text:style-name="P7"><text:span text:style-name="T10"><text:s text:c="20"/></text:span><text:span text:style-name="T10">-&gt; </text:span><text:span text:style-name="T9">FOREVER</text:span></text:p>
            <text:p text:style-name="P7"><text:span text:style-name="T9">do</text:span></text:p>
            <text:p text:style-name="P7"><text:span text:style-name="T10"><text:s text:c="3"/></text:span><text:span text:style-name="T9">emit</text:span><text:span text:style-name="T10"> GRAPHICS_SET_RGB(cor.r, cor.g, cor.b);</text:span></text:p>
            <text:p text:style-name="P7"><text:span text:style-name="T10"><text:s text:c="3"/></text:span><text:span text:style-name="T9">emit</text:span><text:span text:style-name="T10"> GRAPHICS_DRAW_PIXEL(pos.x, pos.y);</text:span></text:p>
            <text:p text:style-name="P7"><text:span text:style-name="T10"><text:s text:c="3"/></text:span><text:span text:style-name="T9">loop</text:span><text:span text:style-name="T10"> </text:span><text:span text:style-name="T9">do</text:span></text:p>
            <text:p text:style-name="P7"><text:span text:style-name="T10"><text:s text:c="6"/></text:span><text:span text:style-name="T9">var</text:span><text:span text:style-name="T10"> </text:span><text:span text:style-name="T9">integer</text:span><text:span text:style-name="T10"> key = </text:span><text:span text:style-name="T9">await</text:span><text:span text:style-name="T10"> KEY_PRESS;</text:span></text:p>
            <text:p text:style-name="P7"><text:span text:style-name="T10"><text:s text:c="6"/></text:span><text:span text:style-name="T9">emit</text:span><text:span text:style-name="T10"> GRAPHICS_SET_RGB(0x00,0x00,0x00);</text:span></text:p>
            <text:p text:style-name="P7"><text:span text:style-name="T10"><text:s text:c="6"/></text:span><text:span text:style-name="T9">emit</text:span><text:span text:style-name="T10"> GRAPHICS_DRAW_PIXEL(pos.x, pos.y);</text:span></text:p>
            <text:p text:style-name="P7"><text:span text:style-name="T10"><text:s text:c="6"/></text:span><text:span text:style-name="T9">if</text:span><text:span text:style-name="T10"> key == controle.left </text:span><text:span text:style-name="T9">then</text:span></text:p>
            <text:p text:style-name="P7"><text:span text:style-name="T10"><text:s text:c="9"/></text:span><text:span text:style-name="T10">pos.x = pos.x - 1;</text:span></text:p>
            <text:p text:style-name="P7"><text:span text:style-name="T10"><text:s text:c="6"/></text:span><text:span text:style-name="T9">else</text:span><text:span text:style-name="T10">/</text:span><text:span text:style-name="T9">if</text:span><text:span text:style-name="T10"> key == controle.right </text:span><text:span text:style-name="T9">then</text:span></text:p>
            <text:p text:style-name="P7"><text:span text:style-name="T10"><text:s text:c="9"/></text:span><text:span text:style-name="T10">pos.x = pos.x + 1;</text:span></text:p>
            <text:p text:style-name="P7"><text:span text:style-name="T10"><text:s text:c="6"/></text:span><text:span text:style-name="T9">else</text:span><text:span text:style-name="T10">/</text:span><text:span text:style-name="T9">if</text:span><text:span text:style-name="T10"> key == controle.up </text:span><text:span text:style-name="T9">then</text:span></text:p>
            <text:p text:style-name="P7"><text:span text:style-name="T10"><text:s text:c="9"/></text:span><text:span text:style-name="T10">pos.y = pos.y - 1;</text:span></text:p>
            <text:p text:style-name="P7"><text:span text:style-name="T10"><text:s text:c="6"/></text:span><text:span text:style-name="T9">else</text:span><text:span text:style-name="T10">/</text:span><text:span text:style-name="T9">if</text:span><text:span text:style-name="T10"> key == controle.down </text:span><text:span text:style-name="T9">then</text:span></text:p>
            <text:p text:style-name="P7"><text:span text:style-name="T10"><text:s text:c="9"/></text:span><text:span text:style-name="T10">pos.y = pos.y + 1;</text:span></text:p>
            <text:p text:style-name="P7"><text:span text:style-name="T10"><text:s text:c="6"/></text:span><text:span text:style-name="T9">end</text:span></text:p>
            <text:p text:style-name="P7"><text:span text:style-name="T10"><text:s text:c="6"/></text:span><text:span text:style-name="T9">emit</text:span><text:span text:style-name="T10"> GRAPHICS_SET_RGB(cor.r, cor.g, cor.b);</text:span></text:p>
            <text:p text:style-name="P7"><text:span text:style-name="T10"><text:s text:c="6"/></text:span><text:span text:style-name="T9">emit</text:span><text:span text:style-name="T10"> GRAPHICS_DRAW_PIXEL(pos.x, pos.y);</text:span></text:p>
            <text:p text:style-name="P7"><text:span text:style-name="T10"><text:s text:c="3"/></text:span><text:span text:style-name="T9">end</text:span></text:p>
            <text:p text:style-name="P7"><text:span text:style-name="T9">end</text:span></text:p>
          </draw:text-box>
        </draw:frame>
        <draw:custom-shape draw:style-name="gr18" draw:text-style-name="P11" xml:id="id33" draw:id="id33" draw:layer="layout" svg:width="6.76cm" svg:height="10.289cm" svg:x="0.24cm" svg:y="0.2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34" draw:id="id34" draw:layer="layout" svg:width="2.512cm" svg:height="1.885cm" svg:x="6.33cm" svg:y="10.8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35" draw:id="id35" draw:layer="layout" svg:width="7.167cm" svg:height="1.885cm" svg:x="4.321cm" svg:y="16.14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xml:id="id36" draw:id="id36" draw:layer="layout" svg:width="7.167cm" svg:height="1.885cm" svg:x="4.321cm" svg:y="18.4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xml:id="id38" draw:id="id38" draw:layer="layout" svg:width="6.263cm" svg:height="1.699cm" svg:x="17.55cm" svg:y="5.83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xml:id="id39" draw:id="id39" draw:layer="layout" svg:width="1.769cm" svg:height="0.646cm" svg:x="17.757cm" svg:y="12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xml:id="id40" draw:id="id40" draw:layer="layout" svg:width="1.641cm" svg:height="0.646cm" svg:x="23.143cm" svg:y="17.63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1" draw:id="id41" draw:layer="layout" svg:width="3.382cm" svg:height="0.646cm" svg:x="18.957cm" svg:y="14.6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rabalho 2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eado no Trabalho 1</text:p>
                <text:list>
                  <text:list-item>
                    <text:p>Aplicar sugestões do professor</text:p>
                  </text:list-item>
                  <text:list-item>
                    <text:p>Adotar abstrações de código 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rabalho 2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valiações individualizadas</text:p>
              </text:list-item>
              <text:list-item>
                <text:p>Dificulta cola</text:p>
              </text:list-item>
              <text:list-item>
                <text:p>Sugestões tiram o aluno da zona de confor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4</meta:editing-cycles>
    <meta:editing-duration>P60DT22H26M18S</meta:editing-duration>
    <meta:initial-creator>chico </meta:initial-creator>
    <dc:date>2017-06-22T11:02:30.072364761</dc: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